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dReader.read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Read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Reader.Piped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Reader.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Reader.connect( java . io . PipedWrit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Reader.PipedReader( java . io . PipedWrit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